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15A35238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0.594cm" fo:min-width="37.87cm" draw:shadow-offset-x="0.203cm" draw:shadow-offset-y="0.203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119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051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119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049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53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cm" fo:min-width="1.24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53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2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37cm" svg:height="20.844cm" svg:x="-0.413cm" svg:y="-0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658cm" svg:y="2.2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86cm" svg:y="2.2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11cm" svg:y="4.9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94cm" svg:y="14.1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664cm" svg:y="14.1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05cm" svg:y="9.9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35cm" svg:x="10.969cm" svg:y="9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4.953cm" svg:height="1.311cm" svg:x="11.117cm" svg:y="14.349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74cm" svg:y="3.0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12cm" svg:y="3.0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5cm" svg:height="3.819cm" svg:x="16.39cm" svg:y="9.3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04cm" svg:x="5.852cm" svg:y="12.716cm">
          <text:list text:style-name="L3">
            <text:list-header>
              <text:p text:style-name="P4"><text:span text:style-name="T1">1. </text:span><text:span text:style-name="T3">POST</text:span><text:span text:style-name="T1">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379cm" svg:height="0.854cm" svg:x="26.873cm" svg:y="13.934cm">
          <text:list text:style-name="L3">
            <text:list-header>
              <text:p text:style-name="P4"><text:span text:style-name="T1">7. </text:span><text:span text:style-name="T3">GET</text:span><text:span text:style-name="T1">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35cm" svg:x="21.185cm" svg:y="9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11cm" svg:y="11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4.928cm" svg:height="1.309cm" svg:x="21.339cm" svg:y="14.349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6.07cm" svg:y1="14.677cm" svg:x2="21.339cm" svg:y2="15.341cm" draw:start-shape="id1" draw:start-glue-point="9" draw:end-shape="id2" draw:end-glue-point="5" svg:d="M16070 14677l5269 664" svg:viewBox="0 0 5270 665">
          <text:p/>
        </draw:connector>
        <draw:connector draw:style-name="gr19" draw:text-style-name="P18" draw:layer="layout" draw:type="line" svg:x1="26.267cm" svg:y1="15.003cm" svg:x2="31.842cm" svg:y2="15.144cm" draw:start-shape="id2" draw:start-glue-point="1" draw:end-shape="id3" draw:end-glue-point="7" svg:d="M26267 15003l5575 141" svg:viewBox="0 0 5576 142">
          <text:p/>
        </draw:connector>
        <draw:connector draw:style-name="gr20" draw:text-style-name="P18" draw:layer="layout" draw:type="line" svg:x1="21.337cm" svg:y1="13.057cm" svg:x2="16.07cm" svg:y2="14.677cm" draw:start-shape="id4" draw:start-glue-point="3" draw:end-shape="id1" draw:end-glue-point="9" svg:d="M21337 13057l-5267 1620" svg:viewBox="0 0 5268 1621">
          <text:p/>
        </draw:connector>
        <draw:custom-shape draw:style-name="gr21" draw:text-style-name="P19" draw:layer="layout" svg:width="9.436cm" svg:height="1.334cm" svg:x="13.816cm" svg:y="6.8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585cm" svg:y="7.0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12cm" svg:y="3.0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453cm" svg:y="3.3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801cm" svg:y="17.4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42cm" svg:y1="14.845cm" svg:x2="26.267cm" svg:y2="15.003cm" draw:start-shape="id3" draw:start-glue-point="6" draw:end-shape="id2" draw:end-glue-point="1" svg:d="M31842 14845l-5575 158" svg:viewBox="0 0 5576 159">
          <text:p/>
        </draw:connector>
        <draw:custom-shape draw:style-name="gr27" draw:text-style-name="P22" xml:id="id4" draw:id="id4" draw:layer="layout" svg:width="1.753cm" svg:height="0.61cm" svg:x="21.337cm" svg:y="12.752cm">
          <text:list text:style-name="L3">
            <text:list-item>
              <text:p text:style-name="P2"><text:span text:style-name="T1">xRH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701cm" svg:y="18.0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716cm" svg:y="17.4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53cm" svg:height="0.61cm" svg:x="0.742cm" svg:y="5.5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53cm" svg:height="0.61cm" svg:x="3.921cm" svg:y="5.52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618cm" svg:y1="14.687cm" svg:x2="1.618cm" svg:y2="6.145cm" draw:start-shape="id5" draw:start-glue-point="0" draw:end-shape="id6" draw:end-glue-point="2" svg:d="M1618 14687v-8542" svg:viewBox="0 0 1 8543">
          <text:p/>
        </draw:connector>
        <draw:custom-shape draw:style-name="gr33" draw:text-style-name="P22" xml:id="id8" draw:id="id8" draw:layer="layout" svg:width="1.753cm" svg:height="0.61cm" svg:x="24.52cm" svg:y="12.75cm">
          <text:list text:style-name="L3">
            <text:list-item>
              <text:p text:style-name="P2"><text:span text:style-name="T1">x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65cm" svg:y="16.7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65cm" svg:y="17.7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64cm" svg:y="16.736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64cm" svg:y="17.658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757cm" svg:y="8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369cm" svg:y="8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701cm" svg:y="18.7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91cm" svg:y1="14.839cm" svg:x2="11.117cm" svg:y2="15.004cm" draw:start-shape="id7" draw:start-glue-point="11" draw:end-shape="id1" draw:end-glue-point="3" svg:d="M5691 14839l5426 165" svg:viewBox="0 0 5427 166">
          <text:p/>
        </draw:connector>
        <draw:connector draw:style-name="gr42" draw:text-style-name="P21" draw:layer="layout" draw:type="line" svg:x1="11.117cm" svg:y1="15.004cm" svg:x2="5.691cm" svg:y2="15.128cm" draw:start-shape="id1" draw:start-glue-point="3" draw:end-shape="id7" draw:end-glue-point="10" svg:d="M11117 15004l-5426 124" svg:viewBox="0 0 5427 125">
          <text:p/>
        </draw:connector>
        <draw:custom-shape draw:style-name="gr43" draw:text-style-name="P14" draw:layer="layout" svg:width="4.953cm" svg:height="1.48cm" svg:x="11.114cm" svg:y="10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39cm" svg:y="10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451cm" svg:y="11.9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52cm" svg:y1="13.055cm" svg:x2="24.162cm" svg:y2="13.053cm" draw:start-shape="id8" draw:start-glue-point="3" draw:end-shape="id9" draw:end-glue-point="1" svg:d="M24520 13055l-358-2" svg:viewBox="0 0 359 3">
          <text:p/>
        </draw:connector>
        <draw:connector draw:style-name="gr46" draw:text-style-name="P21" draw:layer="layout" draw:type="line" svg:x1="23.451cm" svg:y1="13.053cm" svg:x2="23.09cm" svg:y2="13.057cm" draw:start-shape="id9" draw:start-glue-point="3" draw:end-shape="id4" draw:end-glue-point="1" svg:d="M23451 13053l-361 4" svg:viewBox="0 0 362 5">
          <text:p/>
        </draw:connector>
        <draw:custom-shape draw:style-name="gr47" draw:text-style-name="P30" xml:id="id10" draw:id="id10" draw:layer="layout" svg:width="0.711cm" svg:height="2.184cm" svg:x="2.851cm" svg:y="4.7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495cm" svg:y1="5.84cm" svg:x2="2.851cm" svg:y2="5.838cm" draw:start-shape="id6" draw:start-glue-point="1" draw:end-shape="id10" draw:end-glue-point="3" svg:d="M2495 5840l356-2" svg:viewBox="0 0 357 3">
          <text:p/>
        </draw:connector>
        <draw:connector draw:style-name="gr46" draw:text-style-name="P21" draw:layer="layout" draw:type="line" svg:x1="3.562cm" svg:y1="5.838cm" svg:x2="3.921cm" svg:y2="5.829cm" draw:start-shape="id10" draw:start-glue-point="1" draw:end-shape="id11" draw:end-glue-point="3" svg:d="M3562 5838l359-9" svg:viewBox="0 0 360 10">
          <text:p/>
        </draw:connector>
        <draw:custom-shape draw:style-name="gr48" draw:text-style-name="P23" xml:id="id12" draw:id="id12" draw:layer="layout" svg:width="1.745cm" svg:height="0.607cm" svg:x="31.82cm" svg:y="5.5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53cm" svg:height="0.61cm" svg:x="35.013cm" svg:y="5.52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3" draw:id="id13" draw:layer="layout" svg:width="0.711cm" svg:height="2.184cm" svg:x="33.929cm" svg:y="4.7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65cm" svg:y1="5.838cm" svg:x2="33.929cm" svg:y2="5.838cm" draw:start-shape="id12" draw:start-glue-point="1" draw:end-shape="id13" draw:end-glue-point="3" svg:d="M33565 5838h364" svg:viewBox="0 0 365 1">
          <text:p/>
        </draw:connector>
        <draw:connector draw:style-name="gr46" draw:text-style-name="P21" draw:layer="layout" draw:type="line" svg:x1="34.64cm" svg:y1="5.838cm" svg:x2="35.013cm" svg:y2="5.829cm" draw:start-shape="id13" draw:start-glue-point="1" draw:end-shape="id14" draw:end-glue-point="3" svg:d="M34640 5838l373-9" svg:viewBox="0 0 374 10">
          <text:p/>
        </draw:connector>
        <draw:connector draw:style-name="gr42" draw:text-style-name="P21" draw:layer="layout" draw:type="line" svg:x1="5.674cm" svg:y1="5.829cm" svg:x2="31.82cm" svg:y2="5.838cm" draw:start-shape="id11" draw:start-glue-point="1" draw:end-shape="id12" draw:end-glue-point="3" svg:d="M5674 5829l26146 9" svg:viewBox="0 0 26147 10">
          <text:p/>
        </draw:connector>
        <draw:custom-shape draw:style-name="gr51" draw:text-style-name="P31" xml:id="id5" draw:id="id5" draw:layer="layout" svg:width="1.753cm" svg:height="0.61cm" svg:x="0.742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xml:id="id7" draw:id="id7" draw:layer="layout" svg:width="1.753cm" svg:height="0.61cm" svg:x="3.942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889cm" svg:y1="6.134cm" svg:x2="26.273cm" svg:y2="13.055cm" draw:start-shape="id14" draw:start-glue-point="2" draw:end-shape="id8" draw:end-glue-point="1" svg:d="M35889 6134v6921h-9616" svg:viewBox="0 0 9617 6922">
          <text:p/>
        </draw:connector>
        <draw:custom-shape draw:style-name="gr53" draw:text-style-name="P31" xml:id="id3" draw:id="id3" draw:layer="layout" svg:width="1.753cm" svg:height="0.61cm" svg:x="31.842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9.329cm" svg:height="0.854cm" svg:x="18.716cm" svg:y="16.7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601cm" svg:y="18.099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616cm" svg:y="17.43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7.026cm" svg:height="0.854cm" svg:x="10.601cm" svg:y="18.749cm">
          <text:list text:style-name="L3">
            <text:list-item>
              <text:p text:style-name="P9"><text:span text:style-name="T2">x – mailbox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75cm" svg:height="0.854cm" svg:x="10.616cm" svg:y="16.731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2" draw:layer="layout" svg:width="5.258cm" svg:height="1.601cm" svg:x="16.19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8.279cm" svg:height="0.854cm" svg:x="28.817cm" svg:y="16.7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1" draw:display-name="Bitmap 21" xlink:href="Pictures/10000000000000080000000815A35238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0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5T19:42:47.080732427</dc:date>
    <dc:creator>Igor Zboran</dc:creator>
    <meta:editing-duration>P2DT53M46S</meta:editing-duration>
    <meta:editing-cycles>387</meta:editing-cycles>
    <meta:generator>LibreOffice/24.2.4.2$Linux_X86_64 LibreOffice_project/d29029bfb700ea4a272da1366c5f5e7c14e351b5</meta:generator>
    <meta:document-statistic meta:object-count="67"/>
  </office:meta>
</office:document-meta>
</file>